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6">16.04.2017</text:date>, <text:time>20:1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6T20:13:50.31</dc:date>
    <meta:editing-duration>P137DT18H41M16S</meta:editing-duration>
    <meta:editing-cycles>367</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Objec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As Variant, Optional xs As TList)
	If isMissing(xs) Then : cons = _apply(Fn.cons, x) : Else
		Dim result As New TList
		result.tyname = xs.tyname
		result.head = x
		result.tail = xs
		result.len = xs.len + 1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concat		As Object
	readHex		As Object
	equ			As Object
	inRange		As Object
	
	isNil		As Object
	cons		As Object
	length		As Object
	car			As Object
	cdr			As Object
	cadr		As Object
	caddr		As Object
	foldl		As Object
	foldr		As Object
	foldl1		As Object
	foldr1		As Object
	flatten 	As Object
	reverse 	As Object
	
	TParser_toString	As Object
	mkParser 			As Object
	pChoice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result.foldr1	= lookupFn("foldr1")
		result.flatten	= lookupFn("flatten")
		result.reverse	= lookupFn("reverse")

		result.TParser_toString = lookupFn("TParser_toString")
		result.mkParser	= lookupFn("mkParser")
		result.pChoice	= lookupFn("pChoic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Choice",			2, "Parser a -&gt; Parser a -&gt; Parser a")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Case "foldr1":		result = foldr1(	a0, a1)
		Case "adjoin":		result = adjoin(	a0, a1)
		Case "mkParser":	result = mkParser(	a0, a1)
		Case "pChoice":		result = pChoice(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2, a1)
		Case "foldr":	result = foldl(a0, a2, a1)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oString":			result = toString(			a(0)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item": 	result = "item"
			Case "return":	result = "(return " &amp; toString(p.st) &amp; ")"
			Case "str":		result = "(str " &amp; toString(p.s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If isMissing(t) Then
		If isNull(oFn) Then : oFn = mkParser("str") : End If
		pStr = oFn
		Exit Functio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Function pBaseType()
	Static result As Object
	If isNull(result) Then
		Dim baseTypes as Object
		Set baseTypes = List("Bool", "Str", "Int", "Long")
		result = foldl1(pChoice, map(pStr, baseTypes))
	End If
	pBaseType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4 sec for 273 ~&gt; 682.5 aPerSec
	test_Parser_white()
	test_Parser_baseType()
	test_Parser_binDigit()
' 0.6 sec for 322 ~&gt; 536.7 aPerSec
	test_Parser_decDigit()
' 0.8 sec for 359 ~&gt; 448.8 aPerSec
	test_Parser_hexDigit()
' 1.1 sec for 408 ~&gt; 370.9 aPerSec
	test_Parser_manyRev()
	test_Parser_many()
' 2.2 sec for 540 ~&gt; 245.5 aPerSec
	test_Parser_many1Rev()
	test_Parser_many1()
' 2.9 sec for 632 ~&gt; 217.9 aPerSec
	test_Parser_seq()
	test_Parser_toString()
' 3.4 sec for 702 ~&gt; 206.5 aPerSec
	test_Parser_hexNum()
Goto end_of_Parser_tests
' 4.3 sec for 781 ~&gt; 181.6 aPerSec
	test_Parser_hexLit()
' 5.3 sec for 883 ~&gt; 166.6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toString()
	Dim f As Object
	f = TParser_toString
	assertEqual(isFn(f), True).x
	assertEqual(arity(f),   1).x
	
	assertEqual(TParser_toString(pFail), 			"fail").x
	assertEqual(TParser_toString(pReturn(7)), 		"(return 7)").x
	assertEqual(TParser_toString(pReturn("seven")),	"(return 'seven')").x
	assertEqual(TParser_toString(pStr("a")),		"(str 'a')").x

	' polymorphic toString:	
	assertEqual(toString(pFail), 			"fail").x
	assertEqual(toString(pReturn(7)), 		"(return 7)").x
	assertEqual(toString(pReturn("seven")),	"(return 'seven')").x
	assertEqual(toString(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